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1.228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2.921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3.979cm"/>
    </style:style>
    <style:style style:name="co14" style:family="table-column">
      <style:table-column-properties fo:break-before="auto" style:column-width="6.308cm"/>
    </style:style>
    <style:style style:name="co15" style:family="table-column">
      <style:table-column-properties fo:break-before="auto" style:column-width="2.223cm"/>
    </style:style>
    <style:style style:name="co16" style:family="table-column">
      <style:table-column-properties fo:break-before="auto" style:column-width="10.3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71cm solid #000000" fo:background-color="#ffcc00" fo:wrap-option="wrap" fo:border-left="0.071cm solid #000000" fo:border-right="0.002cm solid #000000" fo:border-top="0.071cm solid #000000" style:vertical-align="top"/>
    </style:style>
    <style:style style:name="ce3" style:family="table-cell" style:parent-style-name="Default" style:data-style-name="N0">
      <style:table-cell-properties fo:wrap-option="wrap" style:direction="ttb" style:vertical-align="middle"/>
    </style:style>
    <style:style style:name="ce4" style:family="table-cell" style:parent-style-name="Default" style:data-style-name="N0">
      <style:table-cell-properties fo:wrap-option="wrap" style:vertical-align="top"/>
    </style:style>
    <style:style style:name="ce5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02cm solid #000000" fo:border-top="0.071cm solid #000000" style:vertical-align="top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7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cm" fo:padding-top="0.035cm" style:vertical-align="top"/>
      <style:paragraph-properties fo:text-align="end"/>
    </style:style>
    <style:style style:name="ce8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11" style:family="table-cell" style:parent-style-name="Default" style:data-style-name="N0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padding-bottom="0.035cm" fo:padding-left="0.035cm" fo:padding-right="0cm" fo:padding-top="0.035cm" fo:border-right="none" fo:border-top="0.039cm double #000000" style:border-line-width-top="0.002cm 0.035cm 0.002cm" style:vertical-align="top"/>
      <style:paragraph-properties fo:text-align="end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 style:data-style-name="N0">
      <style:table-cell-properties fo:border-bottom="0.039cm double #000000" style:border-line-width-bottom="0.002cm 0.035cm 0.002cm" style:text-align-source="fix" style:repeat-content="false" fo:wrap-option="wrap" fo:border-left="none" fo:border-right="none" fo:border-top="0.039cm double #000000" style:border-line-width-top="0.002cm 0.035cm 0.002cm" style:vertical-align="top"/>
      <style:paragraph-properties fo:text-align="start" fo:margin-left="0cm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39cm double #000000" style:border-line-width-top="0.002cm 0.035cm 0.002cm" style:vertical-align="top"/>
      <style:paragraph-properties fo:text-align="end"/>
    </style:style>
    <style:style style:name="ce15" style:family="table-cell" style:parent-style-name="Default" style:data-style-name="N0">
      <style:table-cell-properties fo:border-bottom="0.039cm double #000000" style:border-line-width-bottom="0.002cm 0.035cm 0.002cm" style:text-align-source="fix" style:repeat-content="false" fo:wrap-option="wrap" fo:border-left="none" fo:padding-bottom="0.035cm" fo:padding-left="0.035cm" fo:padding-right="0cm" fo:padding-top="0.035cm" fo:border-right="none" fo:border-top="none" style:vertical-align="top"/>
      <style:paragraph-properties fo:text-align="end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39cm double #000000" style:border-line-width-top="0.002cm 0.035cm 0.002cm" style:vertical-align="top"/>
      <style:paragraph-properties fo:text-align="start" fo:margin-left="0cm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none" fo:border-right="0.039cm double #000000" style:border-line-width-right="0.002cm 0.035cm 0.002cm" fo:border-top="0.039cm double #000000" style:border-line-width-top="0.002cm 0.035cm 0.002cm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fo:border-bottom="0.039cm double #000000" style:border-line-width-bottom="0.002cm 0.035cm 0.002cm" style:text-align-source="fix" style:repeat-content="false" fo:wrap-option="wrap" fo:border-left="none" fo:border-right="0.039cm double #000000" style:border-line-width-right="0.002cm 0.035cm 0.002cm" fo:border-top="none" style:vertical-align="top"/>
      <style:paragraph-properties fo:text-align="start" fo:margin-left="0cm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0.039cm double #000000" style:border-line-width-left="0.002cm 0.035cm 0.002cm" fo:border-right="none" fo:border-top="none" style:vertical-align="top"/>
      <style:paragraph-properties fo:text-align="start" fo:margin-left="0cm"/>
    </style:style>
    <style:style style:name="ce20" style:family="table-cell" style:parent-style-name="標準_20_2" style:data-style-name="N0">
      <style:table-cell-properties style:cell-protect="protected" style:print-content="true" fo:background-color="transparent" fo:wrap-option="wrap" style:vertical-align="top"/>
    </style:style>
    <style:style style:name="ce21" style:family="table-cell" style:parent-style-name="Default" style:data-style-name="N0">
      <style:table-cell-properties fo:background-color="#969696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22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969696" style:text-align-source="fix" style:repeat-content="false" fo:wrap-option="wrap" style:vertical-align="top"/>
      <style:paragraph-properties fo:text-align="start" fo:margin-left="0cm"/>
    </style:style>
    <style:style style:name="ce24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71cm solid #000000" fo:border-top="0.071cm solid #000000" style:vertical-align="top"/>
      <style:paragraph-properties fo:text-align="end"/>
    </style:style>
    <style:style style:name="ce25" style:family="table-cell" style:parent-style-name="Default" style:data-style-name="N0">
      <style:table-cell-properties fo:border-bottom="0.071cm solid #000000" fo:background-color="#99ccff" fo:border-left="0.071cm solid #000000" fo:border-right="0.002cm solid #000000" fo:border-top="0.071cm solid #000000"/>
    </style:style>
    <style:style style:name="ce2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27" style:family="table-cell" style:parent-style-name="Default" style:data-style-name="N0">
      <style:table-cell-properties fo:border-bottom="0.071cm solid #000000" fo:background-color="#99ccff" fo:border-left="0.002cm solid #000000" fo:border-right="0.002cm solid #000000" fo:border-top="0.071cm solid #000000"/>
    </style:style>
    <style:style style:name="ce28" style:family="table-cell" style:parent-style-name="Default" style:data-style-name="N0">
      <style:table-cell-properties fo:border-bottom="0.071cm solid #000000" fo:background-color="#99ccff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0">
      <style:table-cell-properties fo:border-bottom="0.071cm solid #000000" fo:background-color="#99ccff" fo:border-left="0.002cm solid #000000" fo:border-right="0.071cm solid #000000" fo:border-top="0.071cm solid #000000"/>
    </style:style>
    <style:style style:name="ce31" style:family="table-cell" style:parent-style-name="Default" style:data-style-name="N0">
      <style:table-cell-properties fo:wrap-option="wrap" style:vertical-align="automatic"/>
    </style:style>
    <style:style style:name="gr1" style:family="graphic">
      <style:graphic-properties draw:stroke="solid" svg:stroke-color="#000000" draw:fill="solid" draw:fill-color="#ffffff" fo:min-height="5.991cm"/>
    </style:style>
    <style:style style:name="gr2" style:family="graphic">
      <style:graphic-properties draw:stroke="solid" svg:stroke-color="#000000" draw:fill="solid" draw:fill-color="#ffffff" fo:min-height="4.647cm"/>
    </style:style>
    <style:style style:name="gr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fo:font-family="'ＭＳ Ｐゴシック'" style:font-family-generic="modern" style:font-charset="x-symbo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bold" style:font-name-complex="ＭＳ Ｐゴシック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作業管理システムにおいては、以下について１０桁のユニークなIDを定め管理する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画面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サーバプログラム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htm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sq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ava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F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像ファイル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作業管理システムにおいては、テーブル、CSVファイル、htmlファイルにおいて用いるコードをコード一覧テーブルに記し管理する。</text:p>
          </table:table-cell>
          <table:table-cell table:number-columns-repeated="1023"/>
        </table:table-row>
        <table:table-row table:style-name="ro1">
          <table:table-cell office:value-type="string">
            <text:p>本ブックの「コード一覧」シートがコード一覧テーブルの内容になる。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D体系" table:style-name="ta2">
        <office:forms form:automatic-focus="false" form:apply-design-mode="false"/>
        <table:table-column table:style-name="co3" table:default-cell-style-name="ce4"/>
        <table:table-column table:style-name="co4" table:default-cell-style-name="ce6"/>
        <table:table-column table:style-name="co5" table:default-cell-style-name="ce9"/>
        <table:table-column table:style-name="co4" table:default-cell-style-name="ce6"/>
        <table:table-column table:style-name="co6" table:default-cell-style-name="ce9"/>
        <table:table-column table:style-name="co7" table:default-cell-style-name="ce6"/>
        <table:table-column table:style-name="co8" table:default-cell-style-name="ce9"/>
        <table:table-column table:style-name="co8" table:default-cell-style-name="ce6"/>
        <table:table-column table:style-name="co9" table:default-cell-style-name="ce9"/>
        <table:table-column table:style-name="co4" table:default-cell-style-name="ce6"/>
        <table:table-column table:style-name="co7" table:default-cell-style-name="ce9"/>
        <table:table-column table:style-name="co4" table:default-cell-style-name="ce6"/>
        <table:table-column table:style-name="co10" table:default-cell-style-name="ce9"/>
        <table:table-column table:style-name="co11" table:default-cell-style-name="ce6"/>
        <table:table-column table:style-name="co2" table:number-columns-repeated="1010" table:default-cell-style-name="ce1"/>
        <table:table-row table:style-name="ro1">
          <table:table-cell table:style-name="ce2"/>
          <table:table-cell table:style-name="ce5" office:value-type="string">
            <text:p>１桁目</text:p>
          </table:table-cell>
          <table:table-cell table:style-name="ce8" office:value-type="string">
            <text:p>意味</text:p>
          </table:table-cell>
          <table:table-cell table:style-name="ce5" office:value-type="string">
            <text:p>２桁目</text:p>
          </table:table-cell>
          <table:table-cell table:style-name="ce8" office:value-type="string">
            <text:p>意味</text:p>
          </table:table-cell>
          <table:table-cell table:style-name="ce5" office:value-type="string">
            <text:p>３桁目</text:p>
          </table:table-cell>
          <table:table-cell table:style-name="ce8" office:value-type="string">
            <text:p>意味</text:p>
          </table:table-cell>
          <table:table-cell table:style-name="ce5" office:value-type="string">
            <text:p>４桁目</text:p>
          </table:table-cell>
          <table:table-cell table:style-name="ce8" office:value-type="string">
            <text:p>意味</text:p>
          </table:table-cell>
          <table:table-cell table:style-name="ce5" office:value-type="string">
            <text:p>５桁目</text:p>
          </table:table-cell>
          <table:table-cell table:style-name="ce8" office:value-type="string">
            <text:p>意味</text:p>
          </table:table-cell>
          <table:table-cell table:style-name="ce5" office:value-type="string">
            <text:p>６桁目</text:p>
          </table:table-cell>
          <table:table-cell table:style-name="ce8" office:value-type="string">
            <text:p>意味</text:p>
          </table:table-cell>
          <table:table-cell table:style-name="ce24" office:value-type="string">
            <text:p>７～１０桁目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3" office:value-type="string" table:number-columns-spanned="1" table:number-rows-spanned="33">
            <text:p>ファイル資源(ファイル名命名規約)</text:p>
          </table:table-cell>
          <table:table-cell office:value-type="string" table:number-columns-spanned="1" table:number-rows-spanned="22">
            <text:p>d</text:p>
          </table:table-cell>
          <table:table-cell office:value-type="string" table:number-columns-spanned="1" table:number-rows-spanned="22">
            <text:p>画面（ブレード名命名規約）</text:p>
          </table:table-cell>
          <table:table-cell office:value-type="float" office:value="0">
            <text:p>0</text:p>
          </table:table-cell>
          <table:table-cell office:value-type="string">
            <text:p>全画面</text:p>
          </table:table-cell>
          <table:table-cell office:value-type="string">
            <text:p>0</text:p>
          </table:table-cell>
          <table:table-cell table:style-name="Default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その他</text:p>
          </table:table-cell>
          <table:table-cell office:value-type="float" office:value="1">
            <text:p>1</text:p>
          </table:table-cell>
          <table:table-cell office:value-type="string">
            <text:p>選択</text:p>
          </table:table-cell>
          <table:table-cell table:style-name="Default" table:number-columns-repeated="2"/>
          <table:table-cell office:value-type="string">
            <text:p>0001固定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float" office:value="1">
            <text:p>1</text:p>
          </table:table-cell>
          <table:table-cell office:value-type="string">
            <text:p>ヘッダ画面</text:p>
          </table:table-cell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0" office:value-type="string">
            <text:p>人員</text:p>
          </table:table-cell>
          <table:table-cell office:value-type="float" office:value="2">
            <text:p>2</text:p>
          </table:table-cell>
          <table:table-cell office:value-type="string">
            <text:p>表示</text:p>
          </table:table-cell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/>
          <table:covered-table-cell>
            <draw:frame table:end-cell-address="ID体系.F16" table:end-x="0.835cm" table:end-y="0.099cm" draw:z-index="1" draw:style-name="gr1" svg:width="9.117cm" svg:height="5.991cm" svg:x="0.68cm" svg:y="0.034cm">
              <draw:text-box>
                <text:p>作成中</text:p>
              </draw:text-box>
            </draw:frame>
          </table:covered-table-cell>
          <table:covered-table-cell/>
          <table:table-cell office:value-type="float" office:value="2">
            <text:p>2</text:p>
          </table:table-cell>
          <table:table-cell office:value-type="string">
            <text:p>ツリー画面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0" office:value-type="string">
            <text:p>部署</text:p>
          </table:table-cell>
          <table:table-cell office:value-type="float" office:value="3">
            <text:p>3</text:p>
          </table:table-cell>
          <table:table-cell office:value-type="string">
            <text:p>登録</text:p>
          </table:table-cell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float" office:value="3">
            <text:p>3</text:p>
          </table:table-cell>
          <table:table-cell office:value-type="string">
            <text:p>詳細画面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0" office:value-type="string">
            <text:p>作業場所</text:p>
          </table:table-cell>
          <table:table-cell office:value-type="float" office:value="4">
            <text:p>4</text:p>
          </table:table-cell>
          <table:table-cell office:value-type="string">
            <text:p>取込</text:p>
          </table:table-cell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float" office:value="4">
            <text:p>4</text:p>
          </table:table-cell>
          <table:table-cell office:value-type="string">
            <text:p>一覧画面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0" office:value-type="string">
            <text:p>作業定義</text:p>
          </table:table-cell>
          <table:table-cell office:value-type="float" office:value="5">
            <text:p>5</text:p>
          </table:table-cell>
          <table:table-cell office:value-type="string">
            <text:p>検索</text:p>
          </table:table-cell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float" office:value="5">
            <text:p>5</text:p>
          </table:table-cell>
          <table:table-cell office:value-type="string">
            <text:p>ポップアップ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0" office:value-type="string">
            <text:p>作業指示</text:p>
          </table:table-cell>
          <table:table-cell office:value-type="float" office:value="7">
            <text:p>7</text:p>
          </table:table-cell>
          <table:table-cell office:value-type="string">
            <text:p>一覧</text:p>
          </table:table-cell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0" office:value-type="string">
            <text:p>作業入力</text:p>
          </table:table-cell>
          <table:table-cell office:value-type="float" office:value="0">
            <text:p>0</text:p>
          </table:table-cell>
          <table:table-cell office:value-type="string">
            <text:p>その他</text:p>
          </table:table-cell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0" office:value-type="string">
            <text:p>資料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0" office:value-type="string">
            <text:p>掲示板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0" office:value-type="string">
            <text:p>権限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0" office:value-type="string">
            <text:p>掲示板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0" office:value-type="string">
            <text:p>システム設定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0" office:value-type="string">
            <text:p>ファイル取込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o</text:p>
          </table:table-cell>
          <table:table-cell table:style-name="ce10" office:value-type="string">
            <text:p>ファイル出力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20" office:value-type="string">
            <text:p>ログ一覧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0" office:value-type="string">
            <text:p>ネットワーク設定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20" office:value-type="string">
            <text:p>休止時間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g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20" office:value-type="string">
            <text:p>作業進捗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d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d</text:p>
          </table:table-cell>
          <table:table-cell table:style-name="ce20" office:value-type="string">
            <text:p>出来高一覧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f</text:p>
          </table:table-cell>
          <table:table-cell table:style-name="ce20" office:value-type="string">
            <text:p>作業フロー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0" office:value-type="string">
            <text:p>統合システム管理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20" office:value-type="string">
            <text:p>顧客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style-name="ce21"/>
          <table:table-cell table:style-name="ce6" table:number-columns-repeated="2"/>
          <table:table-cell table:number-columns-repeated="1008"/>
        </table:table-row>
        <table:table-row table:style-name="ro1">
          <table:covered-table-cell/>
          <table:table-cell office:value-type="string">
            <text:p>c</text:p>
          </table:table-cell>
          <table:table-cell office:value-type="string">
            <text:p>顧客別資源</text:p>
          </table:table-cell>
          <table:table-cell table:number-columns-repeated="2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6" table:number-columns-repeated="2"/>
          <table:table-cell table:number-columns-repeated="1008"/>
        </table:table-row>
        <table:table-row table:style-name="ro1">
          <table:covered-table-cell/>
          <table:table-cell office:value-type="string" table:number-columns-spanned="1" table:number-rows-spanned="10">
            <text:p>a</text:p>
          </table:table-cell>
          <table:table-cell office:value-type="string" table:number-columns-spanned="1" table:number-rows-spanned="10">
            <text:p>全システム共通資源(プログラムファイル名命名規約)</text:p>
          </table:table-cell>
          <table:table-cell office:value-type="string">
            <text:p>c</text:p>
          </table:table-cell>
          <table:table-cell office:value-type="string">
            <text:p>CSS</text:p>
          </table:table-cell>
          <table:table-cell table:style-name="ce9" office:value-type="string" table:number-columns-spanned="9" table:number-rows-spanned="1">
            <text:p>数値をユニークに設定</text:p>
          </table:table-cell>
          <table:covered-table-cell>
            <draw:frame table:end-cell-address="ID体系.M34" table:end-x="2.565cm" table:end-y="0.349cm" draw:z-index="0" draw:style-name="gr2" svg:width="12.404cm" svg:height="4.647cm" svg:x="2.192cm" svg:y="0.146cm">
              <draw:text-box>
                <text:p>プログラム設計と同時に作成</text:p>
              </draw:text-box>
            </draw:frame>
          </table:covered-table-cell>
          <table:covered-table-cell table:number-columns-repeated="7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1" office:value-type="string" table:number-columns-spanned="1" table:number-rows-spanned="3">
            <text:p>j</text:p>
          </table:table-cell>
          <table:table-cell table:style-name="ce13" office:value-type="string" table:number-columns-spanned="1" table:number-rows-spanned="3">
            <text:p>JavaScript</text:p>
          </table:table-cell>
          <table:table-cell table:style-name="ce14" office:value-type="float" office:value="0">
            <text:p>0</text:p>
          </table:table-cell>
          <table:table-cell table:style-name="ce16" office:value-type="string">
            <text:p>全共通用</text:p>
          </table:table-cell>
          <table:table-cell table:style-name="ce14"/>
          <table:table-cell table:style-name="ce17"/>
          <table:table-cell table:style-name="ce19" office:value-type="string" table:number-columns-spanned="5" table:number-rows-spanned="1">
            <text:p>数値を自由に設定</text:p>
          </table:table-cell>
          <table:covered-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5"/>
          <table:table-cell table:style-name="ce11" office:value-type="float" office:value="1" table:number-columns-spanned="1" table:number-rows-spanned="2">
            <text:p>1</text:p>
          </table:table-cell>
          <table:table-cell table:style-name="ce13" office:value-type="string" table:number-columns-spanned="1" table:number-rows-spanned="2">
            <text:p>部分共通用</text:p>
          </table:table-cell>
          <table:table-cell table:style-name="ce14"/>
          <table:table-cell table:style-name="ce17"/>
          <table:table-cell table:style-name="ce19" office:value-type="string" table:number-columns-spanned="5" table:number-rows-spanned="1">
            <text:p>数値を自由に設定</text:p>
          </table:table-cell>
          <table:covered-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7"/>
          <table:table-cell table:style-name="ce15"/>
          <table:table-cell table:style-name="ce18"/>
          <table:table-cell table:style-name="ce19" office:value-type="string" table:number-columns-spanned="5" table:number-rows-spanned="1">
            <text:p>数値を自由に設定</text:p>
          </table:table-cell>
          <table:covered-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PHP</text:p>
          </table:table-cell>
          <table:table-cell table:style-name="ce9" office:value-type="string" table:number-columns-spanned="9" table:number-rows-spanned="1">
            <text:p>数値をユニークに設定</text:p>
          </table:table-cell>
          <table:covered-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1" office:value-type="string" table:number-columns-spanned="1" table:number-rows-spanned="2">
            <text:p>f</text:p>
          </table:table-cell>
          <table:table-cell table:style-name="ce13" office:value-type="string" table:number-columns-spanned="1" table:number-rows-spanned="2">
            <text:p>Data File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ReadWrite</text:p>
          </table:table-cell>
          <table:table-cell table:style-name="ce19" office:value-type="string" table:number-columns-spanned="7" table:number-rows-spanned="1">
            <text:p>数値を自由に設定</text:p>
          </table:table-cell>
          <table:covered-table-cell table:number-columns-repeated="6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5"/>
          <table:table-cell table:style-name="ce15" office:value-type="float" office:value="2">
            <text:p>2</text:p>
          </table:table-cell>
          <table:table-cell table:style-name="ce18" office:value-type="string">
            <text:p>ReadOnly</text:p>
          </table:table-cell>
          <table:table-cell table:style-name="ce19" office:value-type="string" table:number-columns-spanned="7" table:number-rows-spanned="1">
            <text:p>数値を自由に設定</text:p>
          </table:table-cell>
          <table:covered-table-cell table:number-columns-repeated="6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h</text:p>
          </table:table-cell>
          <table:table-cell office:value-type="string">
            <text:p>共用html</text:p>
          </table:table-cell>
          <table:table-cell table:style-name="ce9" office:value-type="string" table:number-columns-spanned="9" table:number-rows-spanned="1">
            <text:p>数値をユニークに設定</text:p>
          </table:table-cell>
          <table:covered-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s</text:p>
          </table:table-cell>
          <table:table-cell office:value-type="string">
            <text:p>sqlファイル</text:p>
          </table:table-cell>
          <table:table-cell table:style-name="ce9" office:value-type="string" table:number-columns-spanned="9" table:number-rows-spanned="1">
            <text:p>数値をユニークに設定</text:p>
          </table:table-cell>
          <table:covered-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i</text:p>
          </table:table-cell>
          <table:table-cell office:value-type="string">
            <text:p>画像ファイル</text:p>
          </table:table-cell>
          <table:table-cell table:style-name="ce9" office:value-type="string" table:number-columns-spanned="9" table:number-rows-spanned="1">
            <text:p>数値をユニークに設定</text:p>
          </table:table-cell>
          <table:covered-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3" office:value-type="string" table:number-columns-spanned="1" table:number-rows-spanned="14">
            <text:p>DB（テーブル名命名規約）</text:p>
          </table:table-cell>
          <table:table-cell office:value-type="string" table:number-columns-spanned="1" table:number-rows-spanned="12">
            <text:p>c</text:p>
          </table:table-cell>
          <table:table-cell office:value-type="string" table:number-columns-spanned="1" table:number-rows-spanned="12">
            <text:p>顧客別情報</text:p>
          </table:table-cell>
          <table:table-cell table:style-name="ce12" office:value-type="string" table:number-columns-spanned="1" table:number-rows-spanned="14">
            <text:p>d</text:p>
          </table:table-cell>
          <table:table-cell table:style-name="ce12" office:value-type="string" table:number-columns-spanned="1" table:number-rows-spanned="14">
            <text:p>データベース</text:p>
          </table:table-cell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0" office:value-type="string">
            <text:p>人員</text:p>
          </table:table-cell>
          <table:table-cell table:style-name="ce22" office:value-type="string">
            <text:p>000001から顧客別に順に割り振る</text:p>
          </table:table-cell>
          <table:table-cell table:number-columns-repeated="1014"/>
        </table:table-row>
        <table:table-row table:style-name="ro1">
          <table:covered-table-cell/>
          <table:covered-table-cell table:style-name="ce7"/>
          <table:covered-table-cell table:style-name="ce10"/>
          <table:covered-table-cell table:number-columns-repeated="2" table:style-name="ce12"/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0" office:value-type="string">
            <text:p>部署</text:p>
          </table:table-cell>
          <table:table-cell table:number-columns-repeated="1015"/>
        </table:table-row>
        <table:table-row table:style-name="ro1">
          <table:covered-table-cell table:number-columns-repeated="3"/>
          <table:covered-table-cell table:number-columns-repeated="2" table:style-name="ce1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0" office:value-type="string">
            <text:p>作業場所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 table:style-name="ce10"/>
          <table:covered-table-cell table:number-columns-repeated="2" table:style-name="ce1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0" office:value-type="string">
            <text:p>作業定義</text:p>
          </table:table-cell>
          <table:table-cell table:number-columns-repeated="1015"/>
        </table:table-row>
        <table:table-row table:style-name="ro1">
          <table:covered-table-cell table:number-columns-repeated="3"/>
          <table:covered-table-cell table:number-columns-repeated="2" table:style-name="ce1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0" office:value-type="string">
            <text:p>作業指示</text:p>
          </table:table-cell>
          <table:table-cell table:number-columns-repeated="1015"/>
        </table:table-row>
        <table:table-row table:style-name="ro1">
          <table:covered-table-cell table:number-columns-repeated="3"/>
          <table:covered-table-cell table:number-columns-repeated="2" table:style-name="ce1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0" office:value-type="string">
            <text:p>作業入力</text:p>
          </table:table-cell>
          <table:table-cell table:number-columns-repeated="1015"/>
        </table:table-row>
        <table:table-row table:style-name="ro1">
          <table:covered-table-cell table:number-columns-repeated="3"/>
          <table:covered-table-cell table:number-columns-repeated="2" table:style-name="ce1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0" office:value-type="string">
            <text:p>資料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/>
          <table:covered-table-cell table:number-columns-repeated="2" table:style-name="ce1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0" office:value-type="string">
            <text:p>掲示板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/>
          <table:covered-table-cell table:number-columns-repeated="2" table:style-name="ce12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l</text:p>
          </table:table-cell>
          <table:table-cell table:style-name="ce10" office:value-type="string">
            <text:p>メール送付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/>
          <table:covered-table-cell table:number-columns-repeated="2" table:style-name="ce12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0" office:value-type="string">
            <text:p>メッセージ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 table:style-name="ce10"/>
          <table:covered-table-cell table:number-columns-repeated="2" table:style-name="ce1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0" office:value-type="string">
            <text:p>システム設定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 table:style-name="ce10"/>
          <table:covered-table-cell table:number-columns-repeated="2" table:style-name="ce1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0" office:value-type="string">
            <text:p>ファイル取込</text:p>
          </table:table-cell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2">
            <text:p>a</text:p>
          </table:table-cell>
          <table:table-cell table:style-name="ce10" office:value-type="string" table:number-columns-spanned="1" table:number-rows-spanned="2">
            <text:p>全システム共通資源</text:p>
          </table:table-cell>
          <table:covered-table-cell table:number-columns-repeated="2" table:style-name="ce1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10" office:value-type="string">
            <text:p>顧客</text:p>
          </table:table-cell>
          <table:table-cell table:style-name="ce22" office:value-type="string">
            <text:p>000000固定</text:p>
          </table:table-cell>
          <table:table-cell table:number-columns-repeated="1014"/>
        </table:table-row>
        <table:table-row table:style-name="ro1">
          <table:covered-table-cell/>
          <table:covered-table-cell table:style-name="ce7"/>
          <table:covered-table-cell table:style-name="ce10"/>
          <table:covered-table-cell table:style-name="ce7"/>
          <table:covered-table-cell table:style-name="ce10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q</text:p>
          </table:table-cell>
          <table:table-cell table:style-name="ce10" office:value-type="string">
            <text:p>請求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8">
            <text:p>コード</text:p>
          </table:table-cell>
          <table:table-cell office:value-type="string" table:number-columns-spanned="1" table:number-rows-spanned="2">
            <text:p>m</text:p>
          </table:table-cell>
          <table:table-cell table:style-name="ce6" office:value-type="string" table:number-columns-spanned="1" table:number-rows-spanned="2">
            <text:p>メッセージ</text:p>
          </table:table-cell>
          <table:table-cell office:value-type="string">
            <text:p>s</text:p>
          </table:table-cell>
          <table:table-cell office:value-type="string">
            <text:p>メッセージ</text:p>
          </table:table-cell>
          <table:table-cell table:number-columns-repeated="1019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l</text:p>
          </table:table-cell>
          <table:table-cell office:value-type="string">
            <text:p>メール</text:p>
          </table:table-cell>
          <table:table-cell table:number-columns-repeated="1019"/>
        </table:table-row>
        <table:table-row table:style-name="ro1">
          <table:covered-table-cell/>
          <table:table-cell office:value-type="string">
            <text:p>w</text:p>
          </table:table-cell>
          <table:table-cell table:style-name="ce6" office:value-type="string">
            <text:p>操作</text:p>
          </table:table-cell>
          <table:table-cell table:number-columns-repeated="1021"/>
        </table:table-row>
        <table:table-row table:style-name="ro1">
          <table:covered-table-cell/>
          <table:table-cell/>
          <table:table-cell table:style-name="ce6"/>
          <table:table-cell table:number-columns-repeated="1021"/>
        </table:table-row>
        <table:table-row table:style-name="ro1">
          <table:covered-table-cell/>
          <table:table-cell/>
          <table:table-cell table:style-name="ce6"/>
          <table:table-cell table:number-columns-repeated="1021"/>
        </table:table-row>
        <table:table-row table:style-name="ro1">
          <table:covered-table-cell/>
          <table:table-cell/>
          <table:table-cell table:style-name="ce6"/>
          <table:table-cell table:number-columns-repeated="1021"/>
        </table:table-row>
        <table:table-row table:style-name="ro1">
          <table:covered-table-cell/>
          <table:table-cell/>
          <table:table-cell table:style-name="ce6"/>
          <table:table-cell table:number-columns-repeated="1021"/>
        </table:table-row>
        <table:table-row table:style-name="ro1">
          <table:covered-table-cell/>
          <table:table-cell/>
          <table:table-cell table:style-name="ce6"/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コード一覧" table:style-name="ta3">
        <table:table-column table:style-name="co12" table:default-cell-style-name="ce1"/>
        <table:table-column table:style-name="co13" table:default-cell-style-name="ce1"/>
        <table:table-column table:style-name="co4" table:default-cell-style-name="ce29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2" table:number-columns-repeated="1018" table:default-cell-style-name="ce1"/>
        <table:table-row table:style-name="ro1">
          <table:table-cell table:style-name="ce25" office:value-type="string">
            <text:p>種別英名</text:p>
          </table:table-cell>
          <table:table-cell table:style-name="ce27" office:value-type="string">
            <text:p>種別和名</text:p>
          </table:table-cell>
          <table:table-cell table:style-name="ce28" office:value-type="string">
            <text:p>コード</text:p>
          </table:table-cell>
          <table:table-cell table:style-name="ce27" office:value-type="string">
            <text:p>表示名称</text:p>
          </table:table-cell>
          <table:table-cell table:style-name="ce27" office:value-type="string">
            <office:annotation draw:style-name="gr3" draw:text-style-name="P1" svg:width="3.027cm" svg:height="2.117cm" svg:x="14.055cm" svg:y="0cm" draw:caption-point-x="1.919cm" draw:caption-point-y="0.01cm">
              <dc:creator>作成者</dc:creator>
              <dc:date>1899-12-30T00:00:00</dc:date>
              <text:p text:style-name="P1"><text:span text:style-name="T1">一覧画面や</text:span><text:span text:style-name="T1">SELECT</text:span><text:span text:style-name="T1">ボックスに表示する文字</text:span></text:p>
            </office:annotation>
            <text:p>略称</text:p>
          </table:table-cell>
          <table:table-cell table:style-name="ce30" office:value-type="string">
            <text:p>備考</text:p>
          </table:table-cell>
          <table:table-cell table:number-columns-repeated="1018"/>
        </table:table-row>
        <table:table-row table:style-name="ro1">
          <table:table-cell office:value-type="string">
            <text:p>SvsType</text:p>
          </table:table-cell>
          <table:table-cell table:style-name="ce9" office:value-type="string">
            <text:p>事業種別</text:p>
          </table:table-cell>
          <table:table-cell office:value-type="float" office:value="0">
            <text:p>0</text:p>
          </table:table-cell>
          <table:table-cell office:value-type="string">
            <text:p>開発</text:p>
          </table:table-cell>
          <table:table-cell office:value-type="string">
            <text:p>開</text:p>
          </table:table-cell>
          <table:table-cell office:value-type="string">
            <text:p>何らかの成果物完成を目指す事業</text:p>
          </table:table-cell>
          <table:table-cell table:number-columns-repeated="1018"/>
        </table:table-row>
        <table:table-row table:style-name="ro1">
          <table:table-cell office:value-type="string">
            <text:p>SvsType</text:p>
            <draw:frame table:end-cell-address="コード一覧.D15" table:end-x="2.843cm" table:end-y="0.298cm" draw:z-index="1" draw:style-name="gr1" svg:width="9.117cm" svg:height="5.991cm" svg:x="1.212cm" svg:y="0.233cm">
              <draw:text-box>
                <text:p>作成中</text:p>
              </draw:text-box>
            </draw:frame>
          </table:table-cell>
          <table:table-cell table:style-name="ce9" office:value-type="string">
            <text:p>事業種別</text:p>
          </table:table-cell>
          <table:table-cell office:value-type="float" office:value="1">
            <text:p>1</text:p>
          </table:table-cell>
          <table:table-cell office:value-type="string">
            <text:p>運用</text:p>
          </table:table-cell>
          <table:table-cell office:value-type="string">
            <text:p>運</text:p>
          </table:table-cell>
          <table:table-cell office:value-type="string">
            <text:p>販売、貸与等、顧客向け事業</text:p>
          </table:table-cell>
          <table:table-cell table:number-columns-repeated="1018"/>
        </table:table-row>
        <table:table-row table:style-name="ro1">
          <table:table-cell office:value-type="string">
            <text:p>SvsType</text:p>
          </table:table-cell>
          <table:table-cell table:style-name="ce9" office:value-type="string">
            <text:p>事業種別</text:p>
          </table:table-cell>
          <table:table-cell office:value-type="float" office:value="8">
            <text:p>8</text:p>
          </table:table-cell>
          <table:table-cell office:value-type="string">
            <text:p>不採算</text:p>
          </table:table-cell>
          <table:table-cell office:value-type="string">
            <text:p>不</text:p>
          </table:table-cell>
          <table:table-cell office:value-type="string">
            <text:p>総務、人事、会計など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0">
            <text:p>0</text:p>
          </table:table-cell>
          <table:table-cell office:value-type="string">
            <text:p>メール送信不要</text:p>
          </table:table-cell>
          <table:table-cell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1">
            <text:p>1</text:p>
          </table:table-cell>
          <table:table-cell office:value-type="string">
            <text:p>メール送信指定</text:p>
          </table:table-cell>
          <table:table-cell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11">
            <text:p>11</text:p>
          </table:table-cell>
          <table:table-cell office:value-type="string">
            <text:p>個数</text:p>
          </table:table-cell>
          <table:table-cell office:value-type="string">
            <text:p>個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ダース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束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箱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膳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巻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21">
            <text:p>21</text:p>
          </table:table-cell>
          <table:table-cell office:value-type="string">
            <text:p>ガロン</text:p>
          </table:table-cell>
          <table:table-cell office:value-type="string">
            <text:p>Gl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22">
            <text:p>22</text:p>
          </table:table-cell>
          <table:table-cell office:value-type="string">
            <text:p>リットル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23">
            <text:p>23</text:p>
          </table:table-cell>
          <table:table-cell office:value-type="string">
            <text:p>ミリリットル</text:p>
          </table:table-cell>
          <table:table-cell office:value-type="string">
            <text:p>ml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升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31">
            <text:p>31</text:p>
          </table:table-cell>
          <table:table-cell office:value-type="string">
            <text:p>キログラム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32">
            <text:p>32</text:p>
          </table:table-cell>
          <table:table-cell office:value-type="string">
            <text:p>ミリグラム</text:p>
          </table:table-cell>
          <table:table-cell office:value-type="string">
            <text:p>mg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33">
            <text:p>33</text:p>
          </table:table-cell>
          <table:table-cell office:value-type="string">
            <text:p>トン</text:p>
          </table:table-cell>
          <table:table-cell office:value-type="string">
            <text:p>t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34">
            <text:p>34</text:p>
          </table:table-cell>
          <table:table-cell office:value-type="string">
            <text:p>貫目</text:p>
          </table:table-cell>
          <table:table-cell office:value-type="string">
            <text:p>貫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41">
            <text:p>41</text:p>
          </table:table-cell>
          <table:table-cell office:value-type="string">
            <text:p>メートル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43">
            <text:p>43</text:p>
          </table:table-cell>
          <table:table-cell office:value-type="string">
            <text:p>キロメートル</text:p>
          </table:table-cell>
          <table:table-cell office:value-type="string">
            <text:p>km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尺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Tani</text:p>
          </table:table-cell>
          <table:table-cell table:style-name="ce26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Cyc</text:p>
          </table:table-cell>
          <table:table-cell table:style-name="ce9" office:value-type="string">
            <text:p>作業開始条件</text:p>
          </table:table-cell>
          <table:table-cell office:value-type="float" office:value="0">
            <text:p>0</text:p>
          </table:table-cell>
          <table:table-cell office:value-type="string">
            <text:p>不確定</text:p>
          </table:table-cell>
          <table:table-cell office:value-type="string">
            <text:p>不定</text:p>
          </table:table-cell>
          <table:table-cell office:value-type="string">
            <text:p>特に定まっていない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Cyc</text:p>
          </table:table-cell>
          <table:table-cell table:style-name="ce9" office:value-type="string">
            <text:p>作業開始条件</text:p>
          </table:table-cell>
          <table:table-cell office:value-type="float" office:value="1">
            <text:p>1</text:p>
          </table:table-cell>
          <table:table-cell office:value-type="string">
            <text:p>自他からの要求受領時</text:p>
          </table:table-cell>
          <table:table-cell office:value-type="string">
            <text:p>随時</text:p>
          </table:table-cell>
          <table:table-cell office:value-type="string">
            <text:p>要求発生時に行う作業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Cyc</text:p>
          </table:table-cell>
          <table:table-cell table:style-name="ce9" office:value-type="string">
            <text:p>作業開始条件</text:p>
          </table:table-cell>
          <table:table-cell office:value-type="float" office:value="2">
            <text:p>2</text:p>
          </table:table-cell>
          <table:table-cell office:value-type="string">
            <text:p>特定作業完了時</text:p>
          </table:table-cell>
          <table:table-cell office:value-type="string">
            <text:p>継続</text:p>
          </table:table-cell>
          <table:table-cell office:value-type="string">
            <text:p>他作業の継続作業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Cyc</text:p>
          </table:table-cell>
          <table:table-cell table:style-name="ce9" office:value-type="string">
            <text:p>作業開始条件</text:p>
          </table:table-cell>
          <table:table-cell office:value-type="float" office:value="3">
            <text:p>3</text:p>
          </table:table-cell>
          <table:table-cell office:value-type="string">
            <text:p>定例作業</text:p>
          </table:table-cell>
          <table:table-cell office:value-type="string">
            <text:p>定例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不定期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日次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週次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隔週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月次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年度毎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im</text:p>
          </table:table-cell>
          <table:table-cell table:style-name="ce9" office:value-type="string">
            <text:p>作業時期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年次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OkNg</text:p>
          </table:table-cell>
          <table:table-cell table:style-name="ce9" office:value-type="string">
            <text:p>参加了承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依頼後に、作業者による了承を必要としない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OkNg</text:p>
          </table:table-cell>
          <table:table-cell table:style-name="ce9" office:value-type="string">
            <text:p>参加了承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依頼後に、作業者による了承を必要とする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WkStPlHumNd</text:p>
          </table:table-cell>
          <table:table-cell table:style-name="ce9" office:value-type="string">
            <text:p>作業予定者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計画時に作業予定者を特に決めない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WkStPlHumNd</text:p>
          </table:table-cell>
          <table:table-cell table:style-name="ce9" office:value-type="string">
            <text:p>作業予定者入力要否</text:p>
          </table:table-cell>
          <table:table-cell office:value-type="float" office:value="1">
            <text:p>1</text:p>
          </table:table-cell>
          <table:table-cell office:value-type="string">
            <text:p>作業予定者入力要</text:p>
          </table:table-cell>
          <table:table-cell office:value-type="string">
            <text:p>予定者要</text:p>
          </table:table-cell>
          <table:table-cell office:value-type="string">
            <text:p>作業計画時に作業予定者を決める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WkStPlHumNd</text:p>
          </table:table-cell>
          <table:table-cell table:style-name="ce9" office:value-type="string">
            <text:p>作業予定者入力要否</text:p>
          </table:table-cell>
          <table:table-cell office:value-type="float" office:value="2">
            <text:p>2</text:p>
          </table:table-cell>
          <table:table-cell office:value-type="string">
            <text:p>作業予定部署入力要</text:p>
          </table:table-cell>
          <table:table-cell office:value-type="string">
            <text:p>予定部署要</text:p>
          </table:table-cell>
          <table:table-cell office:value-type="string">
            <text:p>作業計画時に作業部署を決める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WkStPlHumNd</text:p>
          </table:table-cell>
          <table:table-cell table:style-name="ce9" office:value-type="string">
            <text:p>作業予定者入力要否</text:p>
          </table:table-cell>
          <table:table-cell office:value-type="float" office:value="4">
            <text:p>4</text:p>
          </table:table-cell>
          <table:table-cell office:value-type="string">
            <text:p>本作業の作業者は決まっている</text:p>
          </table:table-cell>
          <table:table-cell office:value-type="string">
            <text:p>既決</text:p>
          </table:table-cell>
          <table:table-cell office:value-type="string">
            <text:p>この作業は常に熟練者が行う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PosNd</text:p>
          </table:table-cell>
          <table:table-cell table:style-name="ce9" office:value-type="string">
            <text:p>作業場所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計画時に作業場所を入力しない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PosNd</text:p>
          </table:table-cell>
          <table:table-cell table:style-name="ce9" office:value-type="string">
            <text:p>作業場所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計画時に作業場所を入力する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WkPosNd</text:p>
          </table:table-cell>
          <table:table-cell table:style-name="ce9" office:value-type="string">
            <text:p>作業場所入力要否</text:p>
          </table:table-cell>
          <table:table-cell office:value-type="float" office:value="4">
            <text:p>4</text:p>
          </table:table-cell>
          <table:table-cell office:value-type="string">
            <text:p>本作業の作業場所は決まっている</text:p>
          </table:table-cell>
          <table:table-cell office:value-type="string">
            <text:p>既決</text:p>
          </table:table-cell>
          <table:table-cell office:value-type="string">
            <text:p>この作業の作業場所は常に同じ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StPlDNd</text:p>
          </table:table-cell>
          <table:table-cell table:style-name="ce26" office:value-type="string">
            <text:p>作業開始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計画時に、作業開始予定日を入力しない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StPlDNd</text:p>
          </table:table-cell>
          <table:table-cell table:style-name="ce26" office:value-type="string">
            <text:p>作業開始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計画時に、作業開始予定日を入力する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EdPlDNd</text:p>
          </table:table-cell>
          <table:table-cell table:style-name="ce26" office:value-type="string">
            <text:p>作業終了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計画時に、作業終了予定日を入力しない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EdPlDNd</text:p>
          </table:table-cell>
          <table:table-cell table:style-name="ce26" office:value-type="string">
            <text:p>作業終了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計画時に、作業終了予定日を入力する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VNd</text:p>
          </table:table-cell>
          <table:table-cell table:style-name="ce26" office:value-type="string">
            <text:p>出来高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計画時に、出来高を入力しない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VNd</text:p>
          </table:table-cell>
          <table:table-cell table:style-name="ce26" office:value-type="string">
            <text:p>出来高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計画時に、出来高を入力する（EVMには必須）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StDNd</text:p>
          </table:table-cell>
          <table:table-cell table:style-name="ce26" office:value-type="string">
            <text:p>作業開始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開始時に、開始日を入力しない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StDNd</text:p>
          </table:table-cell>
          <table:table-cell table:style-name="ce26" office:value-type="string">
            <text:p>作業開始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開始時に、開始日を入力する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StDNd</text:p>
          </table:table-cell>
          <table:table-cell table:style-name="ce26" office:value-type="string">
            <text:p>作業開始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開始ボタンをクリックした当日を開始日とする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EdDNd</text:p>
          </table:table-cell>
          <table:table-cell table:style-name="ce26" office:value-type="string">
            <text:p>作業終了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終了時に、終了日を入力しない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EdDNd</text:p>
          </table:table-cell>
          <table:table-cell table:style-name="ce26" office:value-type="string">
            <text:p>作業終了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終了時に、終了日付を入力する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EdDNd</text:p>
          </table:table-cell>
          <table:table-cell table:style-name="ce26" office:value-type="string">
            <text:p>作業終了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完了ボタンをクリックした当日を終了日とする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MailFlg</text:p>
          </table:table-cell>
          <table:table-cell table:style-name="ce26" office:value-type="string">
            <text:p>作業終了時メール送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依頼者への完了報告メールを自動送信しない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WkMailFlg</text:p>
          </table:table-cell>
          <table:table-cell table:style-name="ce26" office:value-type="string">
            <text:p>作業終了時メール送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完了時に、依頼者への完了報告メールを自動送信する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CalFlg</text:p>
          </table:table-cell>
          <table:table-cell table:style-name="ce9" office:value-type="string">
            <text:p>前工程完了連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前工程からの完了報告メールを自動送信しない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CalFlg</text:p>
          </table:table-cell>
          <table:table-cell table:style-name="ce9" office:value-type="string">
            <text:p>前工程完了連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前工程完了時に、後工程への完了報告メールを自動送信する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UsUnUs</text:p>
          </table:table-cell>
          <table:table-cell table:style-name="ce9" office:value-type="string">
            <text:p>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sUnUs</text:p>
          </table:table-cell>
          <table:table-cell table:style-name="ce9" office:value-type="string">
            <text:p>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Flg</text:p>
          </table:table-cell>
          <table:table-cell table:style-name="ce9" office:value-type="string">
            <text:p>作業種別一覧表示用</text:p>
          </table:table-cell>
          <table:table-cell office:value-type="float" office:value="0">
            <text:p>0</text:p>
          </table:table-cell>
          <table:table-cell office:value-type="string">
            <text:p>不要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Flg</text:p>
          </table:table-cell>
          <table:table-cell table:style-name="ce9" office:value-type="string">
            <text:p>作業種別一覧表示用</text:p>
          </table:table-cell>
          <table:table-cell office:value-type="float" office:value="1">
            <text:p>1</text:p>
          </table:table-cell>
          <table:table-cell office:value-type="string">
            <text:p>要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Flg</text:p>
          </table:table-cell>
          <table:table-cell table:style-name="ce9" office:value-type="string">
            <text:p>作業種別一覧表示用</text:p>
          </table:table-cell>
          <table:table-cell office:value-type="float" office:value="2">
            <text:p>2</text:p>
          </table:table-cell>
          <table:table-cell office:value-type="string">
            <text:p>作業部署入力要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Flg</text:p>
          </table:table-cell>
          <table:table-cell table:style-name="ce9" office:value-type="string">
            <text:p>作業種別一覧表示用</text:p>
          </table:table-cell>
          <table:table-cell office:value-type="float" office:value="4">
            <text:p>4</text:p>
          </table:table-cell>
          <table:table-cell office:value-type="string">
            <text:p>固定につき入力不要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UFlg</text:p>
          </table:table-cell>
          <table:table-cell table:style-name="ce9" office:value-type="string">
            <text:p>作業種別一覧表示用</text:p>
          </table:table-cell>
          <table:table-cell office:value-type="float" office:value="6">
            <text:p>6</text:p>
          </table:table-cell>
          <table:table-cell office:value-type="string">
            <text:p>ボタンにて入力要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0">
            <text:p>10</text:p>
          </table:table-cell>
          <table:table-cell office:value-type="string">
            <text:p>開始待ち</text:p>
          </table:table-cell>
          <table:table-cell office:value-type="string">
            <text:p>未</text:p>
          </table:table-cell>
          <table:table-cell office:value-type="string">
            <text:p>表示名称　の側は　サービスや作業の場合に表示する文字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1">
            <text:p>11</text:p>
          </table:table-cell>
          <table:table-cell office:value-type="string">
            <text:p>調査中</text:p>
          </table:table-cell>
          <table:table-cell office:value-type="string">
            <text:p>調査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2">
            <text:p>12</text:p>
          </table:table-cell>
          <table:table-cell office:value-type="string">
            <text:p>待機中</text:p>
          </table:table-cell>
          <table:table-cell office:value-type="string">
            <text:p>待機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3">
            <text:p>13</text:p>
          </table:table-cell>
          <table:table-cell office:value-type="string">
            <text:p>検討中</text:p>
          </table:table-cell>
          <table:table-cell office:value-type="string">
            <text:p>検討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4">
            <text:p>14</text:p>
          </table:table-cell>
          <table:table-cell office:value-type="string">
            <text:p>休止中</text:p>
          </table:table-cell>
          <table:table-cell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8">
            <text:p>18</text:p>
          </table:table-cell>
          <table:table-cell office:value-type="string">
            <text:p>終了</text:p>
          </table:table-cell>
          <table:table-cell office:value-type="string">
            <text:p>抹消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0">
            <text:p>10</text:p>
          </table:table-cell>
          <table:table-cell office:value-type="string">
            <text:p>開設提案</text:p>
          </table:table-cell>
          <table:table-cell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応募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入社待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在職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職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退職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使用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閉鎖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vs</text:p>
          </table:table-cell>
          <table:table-cell office:value-type="string">
            <text:p>事業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vs</text:p>
          </table:table-cell>
          <table:table-cell office:value-type="string">
            <text:p>事業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vs</text:p>
          </table:table-cell>
          <table:table-cell office:value-type="string">
            <text:p>事業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vs</text:p>
          </table:table-cell>
          <table:table-cell office:value-type="string">
            <text:p>事業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活動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vs</text:p>
          </table:table-cell>
          <table:table-cell office:value-type="string">
            <text:p>事業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Svs</text:p>
          </table:table-cell>
          <table:table-cell office:value-type="string">
            <text:p>事業状態</text:p>
          </table:table-cell>
          <table:table-cell office:value-type="float" office:value="18">
            <text:p>18</text:p>
          </table:table-cell>
          <table:table-cell office:value-type="string">
            <text:p>閉鎖</text:p>
          </table:table-cell>
          <table:table-cell office:value-type="string">
            <text:p>停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議案提出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議題化検討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検討開始待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検討保留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検討終了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God</text:p>
          </table:table-cell>
          <table:table-cell office:value-type="string">
            <text:p>商品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商品提案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God</text:p>
          </table:table-cell>
          <table:table-cell office:value-type="string">
            <text:p>商品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God</text:p>
          </table:table-cell>
          <table:table-cell office:value-type="string">
            <text:p>商品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販売待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God</text:p>
          </table:table-cell>
          <table:table-cell office:value-type="string">
            <text:p>商品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販売中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God</text:p>
          </table:table-cell>
          <table:table-cell office:value-type="string">
            <text:p>商品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販売休止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ActSGod</text:p>
          </table:table-cell>
          <table:table-cell office:value-type="string">
            <text:p>商品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販売終了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601">
            <text:p>601</text:p>
          </table:table-cell>
          <table:table-cell office:value-type="string">
            <text:p>事業管理</text:p>
          </table:table-cell>
          <table:table-cell office:value-type="string">
            <text:p>事管</text:p>
          </table:table-cell>
          <table:table-cell office:value-type="string">
            <text:p>作業管理にて、御社が行う事業を登録、変更、削除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510">
            <text:p>510</text:p>
          </table:table-cell>
          <table:table-cell office:value-type="string">
            <text:p>作業定義</text:p>
          </table:table-cell>
          <table:table-cell office:value-type="string">
            <text:p>作定</text:p>
          </table:table-cell>
          <table:table-cell office:value-type="string">
            <text:p>作業定義にて、御社が行う作業を登録、変更、削除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610">
            <text:p>610</text:p>
          </table:table-cell>
          <table:table-cell office:value-type="string">
            <text:p>作業管理</text:p>
          </table:table-cell>
          <table:table-cell office:value-type="string">
            <text:p>作管</text:p>
          </table:table-cell>
          <table:table-cell office:value-type="string">
            <text:p>作業管理にて、作業計画を立て、作業指示を出し、作業進捗を管理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611">
            <text:p>611</text:p>
          </table:table-cell>
          <table:table-cell office:value-type="string">
            <text:p>作業報告</text:p>
          </table:table-cell>
          <table:table-cell office:value-type="string">
            <text:p>作報</text:p>
          </table:table-cell>
          <table:table-cell office:value-type="string">
            <text:p>作業管理にて、指示された作業の進捗状況を報告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801">
            <text:p>801</text:p>
          </table:table-cell>
          <table:table-cell table:number-columns-repeated="2" office:value-type="string">
            <text:p>領収</text:p>
          </table:table-cell>
          <table:table-cell office:value-type="string">
            <text:p>作業管理にて、事業活動のために支払った金額を入力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802">
            <text:p>802</text:p>
          </table:table-cell>
          <table:table-cell table:number-columns-repeated="2" office:value-type="string">
            <text:p>支払</text:p>
          </table:table-cell>
          <table:table-cell office:value-type="string">
            <text:p>作業管理にて、事業活動により得た金額を入力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640">
            <text:p>640</text:p>
          </table:table-cell>
          <table:table-cell office:value-type="string">
            <text:p>掲示板管理</text:p>
          </table:table-cell>
          <table:table-cell office:value-type="string">
            <text:p>掲管</text:p>
          </table:table-cell>
          <table:table-cell office:value-type="string">
            <text:p>掲示板にて、新たな議題、管理情報を登録、変更、削除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641">
            <text:p>641</text:p>
          </table:table-cell>
          <table:table-cell office:value-type="string">
            <text:p>掲示板投稿</text:p>
          </table:table-cell>
          <table:table-cell office:value-type="string">
            <text:p>掲投</text:p>
          </table:table-cell>
          <table:table-cell office:value-type="string">
            <text:p>掲示板にて、掲示板への投稿（議事への発言、作業履歴の記載等）を行う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210">
            <text:p>210</text:p>
          </table:table-cell>
          <table:table-cell office:value-type="string">
            <text:p>組織人員定義</text:p>
          </table:table-cell>
          <table:table-cell office:value-type="string">
            <text:p>組人定</text:p>
          </table:table-cell>
          <table:table-cell office:value-type="string">
            <text:p>組織要員定義にて、関係する組織や人員を登録、変更、削除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220">
            <text:p>220</text:p>
          </table:table-cell>
          <table:table-cell office:value-type="string">
            <text:p>作業場所定義</text:p>
          </table:table-cell>
          <table:table-cell office:value-type="string">
            <text:p>場所定</text:p>
          </table:table-cell>
          <table:table-cell office:value-type="string">
            <text:p>作業場所定義にて、作業を行う場所を登録、変更、削除する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810">
            <text:p>810</text:p>
          </table:table-cell>
          <table:table-cell office:value-type="string">
            <text:p>システム設定</text:p>
          </table:table-cell>
          <table:table-cell office:value-type="string">
            <text:p>シ設</text:p>
          </table:table-cell>
          <table:table-cell office:value-type="string">
            <text:p>システム設定にて、働き衆伝法帳の設定を行う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WkType</text:p>
          </table:table-cell>
          <table:table-cell table:style-name="ce9" office:value-type="string">
            <text:p>作業種別</text:p>
          </table:table-cell>
          <table:table-cell office:value-type="float" office:value="100">
            <text:p>100</text:p>
          </table:table-cell>
          <table:table-cell office:value-type="string">
            <text:p>その他作業</text:p>
          </table:table-cell>
          <table:table-cell office:value-type="string">
            <text:p>その他</text:p>
          </table:table-cell>
          <table:table-cell office:value-type="string">
            <text:p>作業管理システムを用いて行わない作業です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記録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発表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報告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提案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質問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要求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BbsType</text:p>
          </table:table-cell>
          <table:table-cell table:style-name="ce9" office:value-type="string">
            <text:p>投稿種別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回答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HowCom</text:p>
          </table:table-cell>
          <table:table-cell table:style-name="ce9" office:value-type="string">
            <text:p>解決方法案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解決不要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HowCom</text:p>
          </table:table-cell>
          <table:table-cell table:style-name="ce9" office:value-type="string">
            <text:p>解決方法案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ネット会議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HowCom</text:p>
          </table:table-cell>
          <table:table-cell table:style-name="ce9" office:value-type="string">
            <text:p>解決方法案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部署での会議にて決定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HowCom</text:p>
          </table:table-cell>
          <table:table-cell table:style-name="ce9" office:value-type="string">
            <text:p>解決方法案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社内全体会議にて決定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alAns</text:p>
          </table:table-cell>
          <table:table-cell table:style-name="ce9" office:value-type="string">
            <text:p>結論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未決定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alAns</text:p>
          </table:table-cell>
          <table:table-cell table:style-name="ce9" office:value-type="string">
            <text:p>結論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何もしない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alAns</text:p>
          </table:table-cell>
          <table:table-cell table:style-name="ce9" office:value-type="string">
            <text:p>結論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別途検討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alAns</text:p>
          </table:table-cell>
          <table:table-cell table:style-name="ce9" office:value-type="string">
            <text:p>結論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対処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alAns</text:p>
          </table:table-cell>
          <table:table-cell table:style-name="ce9" office:value-type="string">
            <text:p>結論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再提出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FinalAns</text:p>
          </table:table-cell>
          <table:table-cell table:style-name="ce9" office:value-type="string">
            <text:p>結論種別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0">
            <text:p>0</text:p>
          </table:table-cell>
          <table:table-cell office:value-type="string">
            <text:p>ログイン権限無し</text:p>
          </table:table-cell>
          <table:table-cell office:value-type="string">
            <text:p>無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">
            <text:p>1</text:p>
          </table:table-cell>
          <table:table-cell office:value-type="string">
            <text:p>システム管理権限</text:p>
          </table:table-cell>
          <table:table-cell office:value-type="string">
            <text:p>シ</text:p>
          </table:table-cell>
          <table:table-cell office:value-type="string">
            <text:p>顧客企業側のシステム管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">
            <text:p>2</text:p>
          </table:table-cell>
          <table:table-cell office:value-type="string">
            <text:p>事業計画権限</text:p>
          </table:table-cell>
          <table:table-cell office:value-type="string">
            <text:p>事</text:p>
          </table:table-cell>
          <table:table-cell office:value-type="string">
            <text:p>事業計画を立案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4">
            <text:p>4</text:p>
          </table:table-cell>
          <table:table-cell office:value-type="string">
            <text:p>組織要員定義権限</text:p>
          </table:table-cell>
          <table:table-cell office:value-type="string">
            <text:p>組要</text:p>
          </table:table-cell>
          <table:table-cell office:value-type="string">
            <text:p>社員や取引先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8">
            <text:p>8</text:p>
          </table:table-cell>
          <table:table-cell office:value-type="string">
            <text:p>作業管理者権限</text:p>
          </table:table-cell>
          <table:table-cell office:value-type="string">
            <text:p>作管</text:p>
          </table:table-cell>
          <table:table-cell office:value-type="string">
            <text:p>社で行う作業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6">
            <text:p>16</text:p>
          </table:table-cell>
          <table:table-cell office:value-type="string">
            <text:p>作業者権限</text:p>
          </table:table-cell>
          <table:table-cell office:value-type="string">
            <text:p>作業</text:p>
          </table:table-cell>
          <table:table-cell office:value-type="string">
            <text:p>作業進捗や報告を行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32">
            <text:p>32</text:p>
          </table:table-cell>
          <table:table-cell office:value-type="string">
            <text:p>掲示板管理権限</text:p>
          </table:table-cell>
          <table:table-cell office:value-type="string">
            <text:p>掲管</text:p>
          </table:table-cell>
          <table:table-cell office:value-type="string">
            <text:p>他者の投稿を削除、修正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64">
            <text:p>64</text:p>
          </table:table-cell>
          <table:table-cell office:value-type="string">
            <text:p>掲示板投稿権限</text:p>
          </table:table-cell>
          <table:table-cell office:value-type="string">
            <text:p>掲投</text:p>
          </table:table-cell>
          <table:table-cell office:value-type="string">
            <text:p>掲示板に投稿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28">
            <text:p>128</text:p>
          </table:table-cell>
          <table:table-cell office:value-type="string">
            <text:p>作業場所定義権限</text:p>
          </table:table-cell>
          <table:table-cell office:value-type="string">
            <text:p>場</text:p>
          </table:table-cell>
          <table:table-cell office:value-type="string">
            <text:p>作業場所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56">
            <text:p>256</text:p>
          </table:table-cell>
          <table:table-cell office:value-type="string">
            <text:p>商品定義権限</text:p>
          </table:table-cell>
          <table:table-cell office:value-type="string">
            <text:p>商</text:p>
          </table:table-cell>
          <table:table-cell office:value-type="string">
            <text:p>社で販売する商材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512">
            <text:p>512</text:p>
          </table:table-cell>
          <table:table-cell office:value-type="string">
            <text:p>総合管理者</text:p>
          </table:table-cell>
          <table:table-cell office:value-type="string">
            <text:p>総</text:p>
          </table:table-cell>
          <table:table-cell table:number-columns-repeated="1019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0">
            <text:p>100</text:p>
          </table:table-cell>
          <table:table-cell office:value-type="string">
            <text:p>年単位の作業</text:p>
          </table:table-cell>
          <table:table-cell office:value-type="string">
            <text:p>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上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下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第一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第二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第三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第四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３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４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５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６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７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8">
            <text:p>408</text:p>
          </table:table-cell>
          <table:table-cell table:number-columns-repeated="2" office:value-type="string">
            <text:p>８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９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１０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１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１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任意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1">
            <text:p>901</text:p>
          </table:table-cell>
          <table:table-cell table:number-columns-repeated="2" office:value-type="string">
            <text:p>ログイン時のみ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毎年年初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毎年大晦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21">
            <text:p>421</text:p>
          </table:table-cell>
          <table:table-cell office:value-type="string">
            <text:p>毎月月初</text:p>
          </table:table-cell>
          <table:table-cell office:value-type="string">
            <text:p>毎月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1">
            <text:p>451</text:p>
          </table:table-cell>
          <table:table-cell office:value-type="string">
            <text:p>隔月奇数月月初</text:p>
          </table:table-cell>
          <table:table-cell office:value-type="string">
            <text:p>隔月奇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2">
            <text:p>452</text:p>
          </table:table-cell>
          <table:table-cell office:value-type="string">
            <text:p>隔月偶数月月初</text:p>
          </table:table-cell>
          <table:table-cell office:value-type="string">
            <text:p>隔月偶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毎週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毎週月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毎週火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毎週水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4">
            <text:p>504</text:p>
          </table:table-cell>
          <table:table-cell table:number-columns-repeated="2" office:value-type="string">
            <text:p>毎週木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5">
            <text:p>505</text:p>
          </table:table-cell>
          <table:table-cell table:number-columns-repeated="2" office:value-type="string">
            <text:p>毎週金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6">
            <text:p>506</text:p>
          </table:table-cell>
          <table:table-cell table:number-columns-repeated="2" office:value-type="string">
            <text:p>毎週土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毎週日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毎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毎時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毎分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表示しない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期限切れ一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期限切れ二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期限切れ三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期限切れ一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期限切れ二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期限切れ一か月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w&quot;&amp;[.C197]&amp;&quot;0001&quot;" office:value-type="string" office:string-value="w000010001">
            <text:p>w0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w&quot;&amp;[.C198]&amp;&quot;0001&quot;" office:value-type="string" office:string-value="w010310001">
            <text:p>w01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16030</text:p>
          </table:table-cell>
          <table:table-cell office:value-type="string">
            <text:p>評価作成</text:p>
          </table:table-cell>
          <table:table-cell table:formula="of:=&quot;w&quot;&amp;[.C199]&amp;&quot;0001&quot;" office:value-type="string" office:string-value="w160300001">
            <text:p>w160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16031">
            <text:p>16031</text:p>
          </table:table-cell>
          <table:table-cell office:value-type="string">
            <text:p>評価目標設定</text:p>
          </table:table-cell>
          <table:table-cell table:formula="of:=&quot;w&quot;&amp;[.C200]&amp;&quot;0001&quot;" office:value-type="string" office:string-value="w160310001">
            <text:p>w16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6020</text:p>
          </table:table-cell>
          <table:table-cell office:value-type="string">
            <text:p>評価特許群選定</text:p>
          </table:table-cell>
          <table:table-cell table:formula="of:=&quot;w&quot;&amp;[.C201]&amp;&quot;0001&quot;" office:value-type="string" office:string-value="w360200001">
            <text:p>w36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6320</text:p>
          </table:table-cell>
          <table:table-cell office:value-type="string">
            <text:p>総合所見入力</text:p>
          </table:table-cell>
          <table:table-cell table:formula="of:=&quot;w&quot;&amp;[.C202]&amp;&quot;0001&quot;" office:value-type="string" office:string-value="w363200001">
            <text:p>w363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36321">
            <text:p>36321</text:p>
          </table:table-cell>
          <table:table-cell office:value-type="string">
            <text:p>評価結果ファイル作成</text:p>
          </table:table-cell>
          <table:table-cell table:formula="of:=&quot;w&quot;&amp;[.C203]&amp;&quot;0001&quot;" office:value-type="string" office:string-value="w363210001">
            <text:p>w363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36322">
            <text:p>36322</text:p>
          </table:table-cell>
          <table:table-cell office:value-type="string">
            <text:p>総合所見ファイル作成</text:p>
          </table:table-cell>
          <table:table-cell table:formula="of:=&quot;w&quot;&amp;[.C204]&amp;&quot;0001&quot;" office:value-type="string" office:string-value="w363220001">
            <text:p>w36322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36323">
            <text:p>36323</text:p>
          </table:table-cell>
          <table:table-cell office:value-type="string">
            <text:p>評価を確定し完了</text:p>
          </table:table-cell>
          <table:table-cell table:formula="of:=&quot;w&quot;&amp;[.C205]&amp;&quot;0001&quot;" office:value-type="string" office:string-value="w363230001">
            <text:p>w36323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36324">
            <text:p>36324</text:p>
          </table:table-cell>
          <table:table-cell office:value-type="string">
            <text:p>評価の確定をとりやめる</text:p>
          </table:table-cell>
          <table:table-cell table:formula="of:=&quot;w&quot;&amp;[.C206]&amp;&quot;0001&quot;" office:value-type="string" office:string-value="w363240001">
            <text:p>w36324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36325">
            <text:p>36325</text:p>
          </table:table-cell>
          <table:table-cell office:value-type="string">
            <text:p>評価全体の削除</text:p>
          </table:table-cell>
          <table:table-cell table:formula="of:=&quot;w&quot;&amp;[.C207]&amp;&quot;0001&quot;" office:value-type="string" office:string-value="w363250001">
            <text:p>w36325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7120</text:p>
          </table:table-cell>
          <table:table-cell office:value-type="string">
            <text:p>群評価担当選定</text:p>
          </table:table-cell>
          <table:table-cell table:formula="of:=&quot;w&quot;&amp;[.C208]&amp;&quot;0001&quot;" office:value-type="string" office:string-value="w371200001">
            <text:p>w37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7320</text:p>
          </table:table-cell>
          <table:table-cell office:value-type="string">
            <text:p>群評価確定</text:p>
          </table:table-cell>
          <table:table-cell table:formula="of:=&quot;w&quot;&amp;[.C209]&amp;&quot;0001&quot;" office:value-type="string" office:string-value="w373200001">
            <text:p>w373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8120</text:p>
          </table:table-cell>
          <table:table-cell office:value-type="string">
            <text:p>特許評価担当選定</text:p>
          </table:table-cell>
          <table:table-cell table:formula="of:=&quot;w&quot;&amp;[.C210]&amp;&quot;0001&quot;" office:value-type="string" office:string-value="w381200001">
            <text:p>w38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8220</text:p>
          </table:table-cell>
          <table:table-cell office:value-type="string">
            <text:p>価値判定</text:p>
          </table:table-cell>
          <table:table-cell table:formula="of:=&quot;w&quot;&amp;[.C211]&amp;&quot;0001&quot;" office:value-type="string" office:string-value="w382200001">
            <text:p>w382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8320</text:p>
          </table:table-cell>
          <table:table-cell office:value-type="string">
            <text:p>特許評価確定</text:p>
          </table:table-cell>
          <table:table-cell table:formula="of:=&quot;w&quot;&amp;[.C212]&amp;&quot;0001&quot;" office:value-type="string" office:string-value="w383200001">
            <text:p>w383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39220</text:p>
          </table:table-cell>
          <table:table-cell office:value-type="string">
            <text:p>国別価値判定</text:p>
          </table:table-cell>
          <table:table-cell table:formula="of:=&quot;w&quot;&amp;[.C213]&amp;&quot;0001&quot;" office:value-type="string" office:string-value="w392200001">
            <text:p>w392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0001</text:p>
          </table:table-cell>
          <table:table-cell office:value-type="string">
            <text:p>システム管理ログイン</text:p>
          </table:table-cell>
          <table:table-cell table:formula="of:=&quot;w&quot;&amp;[.C214]&amp;&quot;0001&quot;" office:value-type="string" office:string-value="w900010001">
            <text:p>w9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010</text:p>
          </table:table-cell>
          <table:table-cell office:value-type="string">
            <text:p>操作ログファイル作成</text:p>
          </table:table-cell>
          <table:table-cell table:formula="of:=&quot;w&quot;&amp;[.C215]&amp;&quot;0001&quot;" office:value-type="string" office:string-value="w990100001">
            <text:p>w9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2120</text:p>
          </table:table-cell>
          <table:table-cell office:value-type="string">
            <text:p>部門登録、修正</text:p>
          </table:table-cell>
          <table:table-cell table:formula="of:=&quot;w&quot;&amp;[.C216]&amp;&quot;0001&quot;" office:value-type="string" office:string-value="w921200001">
            <text:p>w92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2121">
            <text:p>92121</text:p>
          </table:table-cell>
          <table:table-cell office:value-type="string">
            <text:p>部門一覧ファイル作成</text:p>
          </table:table-cell>
          <table:table-cell table:formula="of:=&quot;w&quot;&amp;[.C217]&amp;&quot;0001&quot;" office:value-type="string" office:string-value="w921210001">
            <text:p>w921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1020</text:p>
          </table:table-cell>
          <table:table-cell office:value-type="string">
            <text:p>ユーザ登録、修正</text:p>
          </table:table-cell>
          <table:table-cell table:formula="of:=&quot;w&quot;&amp;[.C218]&amp;&quot;0001&quot;" office:value-type="string" office:string-value="w910200001">
            <text:p>w9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1021">
            <text:p>91021</text:p>
          </table:table-cell>
          <table:table-cell office:value-type="string">
            <text:p>ユーザ一覧ファイル作成</text:p>
          </table:table-cell>
          <table:table-cell table:formula="of:=&quot;w&quot;&amp;[.C219]&amp;&quot;0001&quot;" office:value-type="string" office:string-value="w910210001">
            <text:p>w91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w&quot;&amp;[.C220]&amp;&quot;0001&quot;" office:value-type="string" office:string-value="w993300001">
            <text:p>w993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0001</text:p>
          </table:table-cell>
          <table:table-cell office:value-type="string">
            <text:p>総合管理ログイン</text:p>
          </table:table-cell>
          <table:table-cell table:formula="of:=&quot;w&quot;&amp;[.C221]&amp;&quot;0001&quot;" office:value-type="string" office:string-value="w800010001">
            <text:p>w8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010</text:p>
          </table:table-cell>
          <table:table-cell office:value-type="string">
            <text:p>総合操作ログファイル作成</text:p>
          </table:table-cell>
          <table:table-cell table:formula="of:=&quot;w&quot;&amp;[.C222]&amp;&quot;0001&quot;" office:value-type="string" office:string-value="w890100001">
            <text:p>w8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2020</text:p>
          </table:table-cell>
          <table:table-cell office:value-type="string">
            <text:p>顧客一覧登録、修正</text:p>
          </table:table-cell>
          <table:table-cell table:formula="of:=&quot;w&quot;&amp;[.C223]&amp;&quot;0001&quot;" office:value-type="string" office:string-value="w820200001">
            <text:p>w82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82021">
            <text:p>82021</text:p>
          </table:table-cell>
          <table:table-cell office:value-type="string">
            <text:p>顧客一覧ファイル作成</text:p>
          </table:table-cell>
          <table:table-cell table:formula="of:=&quot;w&quot;&amp;[.C224]&amp;&quot;0001&quot;" office:value-type="string" office:string-value="w820210001">
            <text:p>w82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10</text:p>
          </table:table-cell>
          <table:table-cell office:value-type="string">
            <text:p>仮自動評価</text:p>
          </table:table-cell>
          <table:table-cell table:formula="of:=&quot;w&quot;&amp;[.C225]&amp;&quot;0001&quot;" office:value-type="string" office:string-value="w895100001">
            <text:p>w895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w&quot;&amp;[.C226]&amp;&quot;0001&quot;" office:value-type="string" office:string-value="w895400001">
            <text:p>w895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1020</text:p>
          </table:table-cell>
          <table:table-cell office:value-type="string">
            <text:p>総合管理ユーザ登録、修正</text:p>
          </table:table-cell>
          <table:table-cell table:formula="of:=&quot;w&quot;&amp;[.C227]&amp;&quot;0001&quot;" office:value-type="string" office:string-value="w810200001">
            <text:p>w8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w&quot;&amp;[.C228]&amp;&quot;0001&quot;" office:value-type="string" office:string-value="w894400001">
            <text:p>w894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230</text:p>
          </table:table-cell>
          <table:table-cell office:value-type="string">
            <text:p>ログインメッセージ設定</text:p>
          </table:table-cell>
          <table:table-cell table:formula="of:=&quot;w&quot;&amp;[.C229]&amp;&quot;0001&quot;" office:value-type="string" office:string-value="w892300001">
            <text:p>w892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w&quot;&amp;[.C230]&amp;&quot;0001&quot;" office:value-type="string" office:string-value="w893300001">
            <text:p>w893300001</text:p>
          </table:table-cell>
          <table:table-cell table:number-columns-repeated="1019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10">
            <text:p>10</text:p>
          </table:table-cell>
          <table:table-cell office:value-type="string">
            <text:p>人員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20">
            <text:p>20</text:p>
          </table:table-cell>
          <table:table-cell office:value-type="string">
            <text:p>顧客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21">
            <text:p>21</text:p>
          </table:table-cell>
          <table:table-cell office:value-type="string">
            <text:p>部署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22">
            <text:p>22</text:p>
          </table:table-cell>
          <table:table-cell office:value-type="string">
            <text:p>作業場所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50">
            <text:p>50</text:p>
          </table:table-cell>
          <table:table-cell office:value-type="string">
            <text:p>事業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51">
            <text:p>51</text:p>
          </table:table-cell>
          <table:table-cell office:value-type="string">
            <text:p>作業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52">
            <text:p>52</text:p>
          </table:table-cell>
          <table:table-cell office:value-type="string">
            <text:p>商材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61">
            <text:p>61</text:p>
          </table:table-cell>
          <table:table-cell office:value-type="string">
            <text:p>作業運用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63">
            <text:p>63</text:p>
          </table:table-cell>
          <table:table-cell office:value-type="string">
            <text:p>掲示板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64">
            <text:p>64</text:p>
          </table:table-cell>
          <table:table-cell office:value-type="string">
            <text:p>会議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65">
            <text:p>65</text:p>
          </table:table-cell>
          <table:table-cell office:value-type="string">
            <text:p>メール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9" office:value-type="string">
            <text:p>データ種別</text:p>
          </table:table-cell>
          <table:table-cell office:value-type="float" office:value="66">
            <text:p>66</text:p>
          </table:table-cell>
          <table:table-cell office:value-type="string">
            <text:p>画面メッセージ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d&quot;&amp;[.C243]&amp;&quot;0001&quot;" office:value-type="string" office:string-value="d000010001">
            <text:p>d00001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d&quot;&amp;[.C244]&amp;&quot;0001&quot;" office:value-type="string" office:string-value="d010310001">
            <text:p>d01031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00033</text:p>
          </table:table-cell>
          <table:table-cell office:value-type="string">
            <text:p>確認メッセージ表示</text:p>
          </table:table-cell>
          <table:table-cell table:formula="of:=&quot;d&quot;&amp;[.C245]&amp;&quot;0001&quot;" office:value-type="string" office:string-value="d000330001">
            <text:p>d0003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00023</text:p>
          </table:table-cell>
          <table:table-cell office:value-type="string">
            <text:p>確認後実行</text:p>
          </table:table-cell>
          <table:table-cell table:formula="of:=&quot;d&quot;&amp;[.C246]&amp;&quot;0001&quot;" office:value-type="string" office:string-value="d000230001">
            <text:p>d0002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0001</text:p>
          </table:table-cell>
          <table:table-cell office:value-type="string">
            <text:p>システム管理画面フレーム背景</text:p>
          </table:table-cell>
          <table:table-cell table:formula="of:=&quot;d&quot;&amp;[.C247]&amp;&quot;0001&quot;" office:value-type="string" office:string-value="d900010001">
            <text:p>d90001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9012</text:p>
          </table:table-cell>
          <table:table-cell office:value-type="string">
            <text:p>システム管理ツリー表示</text:p>
          </table:table-cell>
          <table:table-cell table:formula="of:=&quot;d&quot;&amp;[.C248]&amp;&quot;0001&quot;" office:value-type="string" office:string-value="d990120001">
            <text:p>d99012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9010</text:p>
          </table:table-cell>
          <table:table-cell office:value-type="string">
            <text:p>システム管理ホーム</text:p>
          </table:table-cell>
          <table:table-cell table:formula="of:=&quot;d&quot;&amp;[.C249]&amp;&quot;0001&quot;" office:value-type="string" office:string-value="d990100001">
            <text:p>d9901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2120</text:p>
          </table:table-cell>
          <table:table-cell office:value-type="string">
            <text:p>部門一覧</text:p>
          </table:table-cell>
          <table:table-cell table:formula="of:=&quot;d&quot;&amp;[.C250]&amp;&quot;0001&quot;" office:value-type="string" office:string-value="d921200001">
            <text:p>d9212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1020</text:p>
          </table:table-cell>
          <table:table-cell office:value-type="string">
            <text:p>ユーザ一覧</text:p>
          </table:table-cell>
          <table:table-cell table:formula="of:=&quot;d&quot;&amp;[.C251]&amp;&quot;0001&quot;" office:value-type="string" office:string-value="d910200001">
            <text:p>d9102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d&quot;&amp;[.C252]&amp;&quot;0001&quot;" office:value-type="string" office:string-value="d993300001">
            <text:p>d9933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9053</text:p>
          </table:table-cell>
          <table:table-cell office:value-type="string">
            <text:p>ログ検索</text:p>
          </table:table-cell>
          <table:table-cell table:formula="of:=&quot;d&quot;&amp;[.C253]&amp;&quot;0001&quot;" office:value-type="string" office:string-value="d990530001">
            <text:p>d9905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2153</text:p>
          </table:table-cell>
          <table:table-cell office:value-type="string">
            <text:p>部門検索</text:p>
          </table:table-cell>
          <table:table-cell table:formula="of:=&quot;d&quot;&amp;[.C254]&amp;&quot;0001&quot;" office:value-type="string" office:string-value="d921530001">
            <text:p>d9215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91053</text:p>
          </table:table-cell>
          <table:table-cell office:value-type="string">
            <text:p>ユーザ検索</text:p>
          </table:table-cell>
          <table:table-cell table:formula="of:=&quot;d&quot;&amp;[.C255]&amp;&quot;0001&quot;" office:value-type="string" office:string-value="d910530001">
            <text:p>d9105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0001</text:p>
          </table:table-cell>
          <table:table-cell office:value-type="string">
            <text:p>総合管理画面フレーム背景</text:p>
          </table:table-cell>
          <table:table-cell table:formula="of:=&quot;d&quot;&amp;[.C256]&amp;&quot;0001&quot;" office:value-type="string" office:string-value="d800010001">
            <text:p>d80001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012</text:p>
          </table:table-cell>
          <table:table-cell office:value-type="string">
            <text:p>総合管理ツリー表示</text:p>
          </table:table-cell>
          <table:table-cell table:formula="of:=&quot;d&quot;&amp;[.C257]&amp;&quot;0001&quot;" office:value-type="string" office:string-value="d890120001">
            <text:p>d89012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010</text:p>
          </table:table-cell>
          <table:table-cell office:value-type="string">
            <text:p>総合管理ホーム</text:p>
          </table:table-cell>
          <table:table-cell table:formula="of:=&quot;d&quot;&amp;[.C258]&amp;&quot;0001&quot;" office:value-type="string" office:string-value="d890100001">
            <text:p>d8901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2020</text:p>
          </table:table-cell>
          <table:table-cell office:value-type="string">
            <text:p>顧客一覧</text:p>
          </table:table-cell>
          <table:table-cell table:formula="of:=&quot;d&quot;&amp;[.C259]&amp;&quot;0001&quot;" office:value-type="string" office:string-value="d820200001">
            <text:p>d8202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510</text:p>
          </table:table-cell>
          <table:table-cell office:value-type="string">
            <text:p>顧客別管理ファイル一覧</text:p>
          </table:table-cell>
          <table:table-cell table:formula="of:=&quot;d&quot;&amp;[.C260]&amp;&quot;0001&quot;" office:value-type="string" office:string-value="d895100001">
            <text:p>d8951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d&quot;&amp;[.C261]&amp;&quot;0001&quot;" office:value-type="string" office:string-value="d895400001">
            <text:p>d8954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1020</text:p>
          </table:table-cell>
          <table:table-cell office:value-type="string">
            <text:p>総合管理ユーザ一覧</text:p>
          </table:table-cell>
          <table:table-cell table:formula="of:=&quot;d&quot;&amp;[.C262]&amp;&quot;0001&quot;" office:value-type="string" office:string-value="d810200001">
            <text:p>d8102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410</text:p>
          </table:table-cell>
          <table:table-cell office:value-type="string">
            <text:p>管理ファイル一覧</text:p>
          </table:table-cell>
          <table:table-cell table:formula="of:=&quot;d&quot;&amp;[.C263]&amp;&quot;0001&quot;" office:value-type="string" office:string-value="d894100001">
            <text:p>d8941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d&quot;&amp;[.C264]&amp;&quot;0001&quot;" office:value-type="string" office:string-value="d894400001">
            <text:p>d8944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230</text:p>
          </table:table-cell>
          <table:table-cell office:value-type="string">
            <text:p>ログインメッセージ管理</text:p>
          </table:table-cell>
          <table:table-cell table:formula="of:=&quot;d&quot;&amp;[.C265]&amp;&quot;0001&quot;" office:value-type="string" office:string-value="d892300001">
            <text:p>d8923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d&quot;&amp;[.C266]&amp;&quot;0001&quot;" office:value-type="string" office:string-value="d893300001">
            <text:p>d89330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2053</text:p>
          </table:table-cell>
          <table:table-cell office:value-type="string">
            <text:p>顧客検索</text:p>
          </table:table-cell>
          <table:table-cell table:formula="of:=&quot;d&quot;&amp;[.C267]&amp;&quot;0001&quot;" office:value-type="string" office:string-value="d820530001">
            <text:p>d8205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553</text:p>
          </table:table-cell>
          <table:table-cell office:value-type="string">
            <text:p>取込ログ検索</text:p>
          </table:table-cell>
          <table:table-cell table:formula="of:=&quot;d&quot;&amp;[.C268]&amp;&quot;0001&quot;" office:value-type="string" office:string-value="d895530001">
            <text:p>d895530001</text:p>
          </table:table-cell>
          <table:table-cell table:number-columns-repeated="1019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89473</text:p>
          </table:table-cell>
          <table:table-cell office:value-type="string">
            <text:p>顧客別運用ログ表示</text:p>
          </table:table-cell>
          <table:table-cell table:formula="of:=&quot;d&quot;&amp;[.C269]&amp;&quot;0001&quot;" office:value-type="string" office:string-value="d894730001">
            <text:p>d894730001</text:p>
          </table:table-cell>
          <table:table-cell table:number-columns-repeated="1019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0">
            <text:p>0</text:p>
          </table:table-cell>
          <table:table-cell office:value-type="string">
            <text:p>作業依頼が取り消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1">
            <text:p>1</text:p>
          </table:table-cell>
          <table:table-cell office:value-type="string">
            <text:p>作業が依頼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2">
            <text:p>2</text:p>
          </table:table-cell>
          <table:table-cell office:value-type="string">
            <text:p>作業が申し送り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9">
            <text:p>9</text:p>
          </table:table-cell>
          <table:table-cell office:value-type="string">
            <text:p>障害が発生した旨のメール</text:p>
          </table:table-cell>
          <table:table-cell table:number-columns-repeated="1020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0">
            <text:p>0</text:p>
          </table:table-cell>
          <table:table-cell office:value-type="string">
            <text:p>正常メッセージ</text:p>
          </table:table-cell>
          <table:table-cell table:style-name="ce29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1">
            <text:p>1</text:p>
          </table:table-cell>
          <table:table-cell office:value-type="string">
            <text:p>警告メッセージ</text:p>
          </table:table-cell>
          <table:table-cell table:style-name="ce29" office:value-type="string">
            <text:p>WN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2">
            <text:p>2</text:p>
          </table:table-cell>
          <table:table-cell office:value-type="string">
            <text:p>操作異常メッセージ</text:p>
          </table:table-cell>
          <table:table-cell table:style-name="ce29" office:value-type="string">
            <text:p>ER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9">
            <text:p>9</text:p>
          </table:table-cell>
          <table:table-cell office:value-type="string">
            <text:p>システム異常メッセージ</text:p>
          </table:table-cell>
          <table:table-cell table:style-name="ce29" office:value-type="string">
            <text:p>SY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名称のみ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ホームページ</text:p>
          </table:table-cell>
          <table:table-cell office:value-type="string">
            <text:p>ホームページのUrlを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共有サーバ上のファイル</text:p>
          </table:table-cell>
          <table:table-cell office:value-type="string">
            <text:p>共有サーバ上のファイルをアドレスで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アップロードファイル</text:p>
          </table:table-cell>
          <table:table-cell office:value-type="string">
            <text:p>アップロードしたファイルを指定します</text:p>
          </table:table-cell>
          <table:table-cell table:number-columns-repeated="1018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コード一覧.$A$1" table:expression="[コード一覧.$A$1]:コード一覧.$xfd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92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0pt" style:font-name-asian="ＭＳ Ｐゴシック" style:font-size-asian="20pt" style:font-name-complex="ＭＳ Ｐゴシック" style:font-size-complex="20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4">2021/06/24</text:date>, <text:time>16:00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6-24">2021/06/24</text:date> <text:time>16:00:36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6-24">2021/06/24</text:date> <text:time>16:00:36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6-24T16:00:36.04</dc:date>
    <meta:editing-duration>PT2H37M57S</meta:editing-duration>
    <meta:editing-cycles>6</meta:editing-cycles>
    <meta:document-statistic meta:table-count="3" meta:cell-count="1735" meta:object-count="3"/>
  </office:meta>
</office:document-meta>
</file>